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 style:font-pitch="variable"/>
    <style:font-face style:name="EB Garamond 08 SC" svg:font-family="'EB Garamond 08 SC'" style:font-pitch="variable"/>
    <style:font-face style:name="Latin Modern Math1" svg:font-family="'Latin Modern Math'" style:font-pitch="variable"/>
    <style:font-face style:name="Latin Modern Math" svg:font-family="'Latin Modern Math'" style:font-adornments="Regular" style:font-pitch="variable"/>
    <style:font-face style:name="eufm10" svg:font-family="eufm10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13cm" fo:min-width="2.16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8cm"/>
    </style:style>
    <style:style style:name="gr3" style:family="graphic" style:parent-style-name="standard">
      <style:graphic-properties draw:textarea-horizontal-align="justify" draw:textarea-vertical-align="middle" draw:auto-grow-height="false" fo:min-height="2.113cm" fo:min-width="2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4cm" fo:min-width="0.4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3cm" fo:min-width="0.5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4cm" fo:min-width="0.553cm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2.141cm" fo:min-width="0.7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2.139cm" fo:min-width="0.7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3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9cm" fo:min-width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9cm" fo:min-width="0.43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cm" fo:min-width="0.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2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9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0.6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1.602cm"/>
    </style:style>
    <style:style style:name="gr22" style:family="graphic" style:parent-style-name="standard">
      <style:graphic-properties draw:textarea-horizontal-align="justify" draw:textarea-vertical-align="middle" draw:auto-grow-height="false" fo:min-height="2.129cm" fo:min-width="2.1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408cm"/>
    </style:style>
    <style:style style:name="gr24" style:family="graphic" style:parent-style-name="standard">
      <style:graphic-properties draw:textarea-horizontal-align="justify" draw:textarea-vertical-align="middle" draw:auto-grow-height="false" fo:min-height="2.128cm" fo:min-width="2.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.40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3cm" fo:min-width="0.55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4cm" fo:min-width="0.55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1cm" fo:min-width="0.921cm"/>
    </style:style>
    <style:style style:name="gr2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0.99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1.555cm" fo:min-width="1.32cm"/>
    </style:style>
    <style:style style:name="gr33" style:family="graphic" style:parent-style-name="standard">
      <style:graphic-properties draw:textarea-horizontal-align="justify" draw:textarea-vertical-align="middle" draw:auto-grow-height="false" fo:min-height="1.556cm" fo:min-width="1.3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.493cm"/>
    </style:style>
    <style:style style:name="gr35" style:family="graphic" style:parent-style-name="standard">
      <style:graphic-properties svg:stroke-color="#ff9999" draw:fill="none" draw:textarea-vertical-align="middle" draw:auto-grow-height="false" fo:min-height="11.90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solid" draw:fill-color="#729fc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EB Garamond 08 SC" fo:font-weight="bold"/>
    </style:style>
    <style:style style:name="P7" style:family="paragraph">
      <loext:graphic-properties draw:fill="none" draw:fill-color="#ffffff"/>
      <style:text-properties style:font-name="EB Garamond 08 SC" fo:font-size="11pt" fo:font-weight="bold" style:font-size-asian="14pt" style:font-size-complex="14pt"/>
    </style:style>
    <style:style style:name="P8" style:family="paragraph">
      <style:text-properties style:font-name="Arial" fo:font-weight="bold"/>
    </style:style>
    <style:style style:name="P9" style:family="paragraph">
      <loext:graphic-properties draw:fill="none" draw:fill-color="#ffffff"/>
      <style:text-properties style:font-name="Arial" fo:font-size="11pt" fo:font-weight="bold" style:font-size-asian="14pt" style:font-size-complex="14pt"/>
    </style:style>
    <style:style style:name="P10" style:family="paragraph">
      <style:paragraph-properties fo:text-align="end"/>
      <style:text-properties fo:font-weight="normal"/>
    </style:style>
    <style:style style:name="P11" style:family="paragraph">
      <loext:graphic-properties draw:fill="none" draw:fill-color="#ffffff"/>
      <style:paragraph-properties fo:text-align="end"/>
      <style:text-properties fo:font-weight="normal"/>
    </style:style>
    <style:style style:name="P12" style:family="paragraph">
      <loext:graphic-properties draw:fill="none"/>
      <style:paragraph-properties fo:text-align="center"/>
      <style:text-properties fo:font-weight="normal"/>
    </style:style>
    <style:style style:name="P13" style:family="paragraph">
      <style:paragraph-properties fo:text-align="end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T1" style:family="text">
      <style:text-properties style:text-position="-33% 58%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text-position="-33% 58%" fo:font-size="14pt" style:font-size-asian="14pt" style:font-size-complex="14pt"/>
    </style:style>
    <style:style style:name="T4" style:family="text">
      <style:text-properties fo:font-size="11pt" style:font-size-asian="14pt" style:font-size-complex="14pt"/>
    </style:style>
    <style:style style:name="T5" style:family="text">
      <style:text-properties style:text-position="-33% 58%" fo:font-size="11pt" style:font-size-asian="14pt" style:font-size-complex="14pt"/>
    </style:style>
    <style:style style:name="T6" style:family="text">
      <style:text-properties style:text-position="33% 58%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9cm" svg:height="2.363cm" svg:x="2.648cm" svg:y="3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7cm" svg:height="1.424cm" svg:x="1.681cm" svg:y="4.117cm">
          <draw:text-box>
            <text:p>N<text:span text:style-name="T1">1</text:span></text:p>
          </draw:text-box>
        </draw:frame>
        <draw:frame draw:style-name="gr2" draw:text-style-name="P2" draw:layer="layout" svg:width="1.686cm" svg:height="1.424cm" svg:x="3.378cm" svg:y="2.257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2.648cm" svg:y="6.6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5cm" svg:height="1.424cm" svg:x="1.727cm" svg:y="7.67cm">
          <draw:text-box>
            <text:p>N<text:span text:style-name="T1">2</text:span></text:p>
          </draw:text-box>
        </draw:frame>
        <draw:frame draw:style-name="gr4" draw:text-style-name="P2" draw:layer="layout" svg:width="1.558cm" svg:height="1.424cm" svg:x="3.379cm" svg:y="5.8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2.648cm" svg:y="14.46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162cm" svg:height="1.483cm" svg:x="1.635cm" svg:y="15.451cm">
          <draw:text-box>
            <text:p>N<text:span text:style-name="T1">23</text:span></text:p>
          </draw:text-box>
        </draw:frame>
        <draw:frame draw:style-name="gr6" draw:text-style-name="P3" draw:layer="layout" svg:width="1.812cm" svg:height="1.684cm" svg:x="3.379cm" svg:y="13.591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3.735cm" svg:y="9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3.735cm" svg:y="10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3.735cm" svg:y="1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3.735cm" svg:y="12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7.171cm" svg:y="2.97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6.337cm" svg:y="3.9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17.211cm" svg:y="2.297cm">
          <draw:text-box>
            <text:p>73</text:p>
          </draw:text-box>
        </draw:frame>
        <draw:custom-shape draw:style-name="gr11" draw:text-style-name="P1" draw:layer="layout" svg:width="1.251cm" svg:height="2.389cm" svg:x="17.172cm" svg:y="6.57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315cm" svg:height="1.349cm" svg:x="16.246cm" svg:y="7.573cm">
          <draw:text-box>
            <text:p>N<text:span text:style-name="T1">2</text:span></text:p>
          </draw:text-box>
        </draw:frame>
        <draw:frame draw:style-name="gr13" draw:text-style-name="P2" draw:layer="layout" svg:width="1.011cm" svg:height="1.229cm" svg:x="17.312cm" svg:y="5.89cm">
          <draw:text-box>
            <text:p>73</text:p>
          </draw:text-box>
        </draw:frame>
        <draw:custom-shape draw:style-name="gr11" draw:text-style-name="P1" draw:layer="layout" svg:width="1.251cm" svg:height="2.389cm" svg:x="17.172cm" svg:y="14.4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6.146cm" svg:y="15.4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17.212cm" svg:y="13.757cm">
          <draw:text-box>
            <text:p>73</text:p>
          </draw:text-box>
        </draw:frame>
        <draw:custom-shape draw:style-name="gr7" draw:text-style-name="P4" draw:layer="layout" svg:width="0.27cm" svg:height="0.326cm" svg:x="17.667cm" svg:y="9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7.667cm" svg:y="1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7.667cm" svg:y="11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7.667cm" svg:y="12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14.542cm" svg:y1="4.242cm" svg:x2="15.985cm" svg:y2="4.242cm">
          <text:p text:style-name="P1"/>
        </draw:line>
        <draw:line draw:style-name="gr17" draw:text-style-name="P5" draw:layer="layout" svg:x1="14.542cm" svg:y1="7.782cm" svg:x2="15.985cm" svg:y2="7.782cm">
          <text:p/>
        </draw:line>
        <draw:line draw:style-name="gr17" draw:text-style-name="P5" draw:layer="layout" svg:x1="14.542cm" svg:y1="15.898cm" svg:x2="15.985cm" svg:y2="15.898cm">
          <text:p/>
        </draw:line>
        <draw:custom-shape draw:style-name="gr1" draw:text-style-name="P1" draw:layer="layout" svg:width="2.669cm" svg:height="2.363cm" svg:x="5.549cm" svg:y="3.12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6.279cm" svg:y="2.258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5.549cm" svg:y="6.681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6.28cm" svg:y="5.811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5.549cm" svg:y="14.462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6.28cm" svg:y="13.592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6.636cm" svg:y="9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6.636cm" svg:y="10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6.636cm" svg:y="11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6.636cm" svg:y="1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8.549cm" svg:y="3.12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9.279cm" svg:y="2.259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8.549cm" svg:y="6.68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9.28cm" svg:y="5.812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8.549cm" svg:y="14.463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9.28cm" svg:y="13.593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9.636cm" svg:y="9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9.636cm" svg:y="10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9.636cm" svg:y="11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9.636cm" svg:y="12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69cm" svg:height="2.363cm" svg:x="11.549cm" svg:y="3.1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86cm" svg:height="1.424cm" svg:x="12.279cm" svg:y="2.26cm">
          <draw:text-box>
            <text:p>N<text:span text:style-name="T1">1</text:span></text:p>
          </draw:text-box>
        </draw:frame>
        <draw:custom-shape draw:style-name="gr3" draw:text-style-name="P1" draw:layer="layout" svg:width="2.67cm" svg:height="2.363cm" svg:x="11.549cm" svg:y="6.683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558cm" svg:height="1.424cm" svg:x="12.28cm" svg:y="5.813cm">
          <draw:text-box>
            <text:p>N<text:span text:style-name="T1">2</text:span></text:p>
          </draw:text-box>
        </draw:frame>
        <draw:custom-shape draw:style-name="gr3" draw:text-style-name="P1" draw:layer="layout" svg:width="2.67cm" svg:height="2.363cm" svg:x="11.549cm" svg:y="14.46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812cm" svg:height="1.684cm" svg:x="12.28cm" svg:y="13.594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2cm" svg:x="12.636cm" svg:y="9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2.636cm" svg:y="10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2cm" svg:x="12.636cm" svg:y="11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3cm" svg:x="12.636cm" svg:y="12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0.372cm" svg:y="2.97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0.412cm" svg:y="2.298cm">
          <draw:text-box>
            <text:p>73</text:p>
          </draw:text-box>
        </draw:frame>
        <draw:custom-shape draw:style-name="gr11" draw:text-style-name="P1" draw:layer="layout" svg:width="1.251cm" svg:height="2.389cm" svg:x="20.373cm" svg:y="6.57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0.513cm" svg:y="5.891cm">
          <draw:text-box>
            <text:p>73</text:p>
          </draw:text-box>
        </draw:frame>
        <draw:custom-shape draw:style-name="gr11" draw:text-style-name="P1" draw:layer="layout" svg:width="1.251cm" svg:height="2.389cm" svg:x="20.373cm" svg:y="14.44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0.413cm" svg:y="13.758cm">
          <draw:text-box>
            <text:p>73</text:p>
          </draw:text-box>
        </draw:frame>
        <draw:custom-shape draw:style-name="gr7" draw:text-style-name="P4" draw:layer="layout" svg:width="0.27cm" svg:height="0.326cm" svg:x="20.868cm" svg:y="9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868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868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0.868cm" svg:y="12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18.7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18.812cm" svg:y="2.299cm">
          <draw:text-box>
            <text:p>73</text:p>
          </draw:text-box>
        </draw:frame>
        <draw:custom-shape draw:style-name="gr11" draw:text-style-name="P1" draw:layer="layout" svg:width="1.251cm" svg:height="2.389cm" svg:x="18.7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18.913cm" svg:y="5.892cm">
          <draw:text-box>
            <text:p>73</text:p>
          </draw:text-box>
        </draw:frame>
        <draw:custom-shape draw:style-name="gr11" draw:text-style-name="P1" draw:layer="layout" svg:width="1.251cm" svg:height="2.389cm" svg:x="18.773cm" svg:y="14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18.813cm" svg:y="13.759cm">
          <draw:text-box>
            <text:p>73</text:p>
          </draw:text-box>
        </draw:frame>
        <draw:custom-shape draw:style-name="gr7" draw:text-style-name="P4" draw:layer="layout" svg:width="0.27cm" svg:height="0.326cm" svg:x="19.2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9.2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9.2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19.2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21.972cm" svg:y="2.9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22.012cm" svg:y="2.299cm">
          <draw:text-box>
            <text:p>73</text:p>
          </draw:text-box>
        </draw:frame>
        <draw:custom-shape draw:style-name="gr11" draw:text-style-name="P1" draw:layer="layout" svg:width="1.251cm" svg:height="2.389cm" svg:x="21.973cm" svg:y="6.5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22.113cm" svg:y="5.892cm">
          <draw:text-box>
            <text:p>73</text:p>
          </draw:text-box>
        </draw:frame>
        <draw:custom-shape draw:style-name="gr11" draw:text-style-name="P1" draw:layer="layout" svg:width="1.251cm" svg:height="2.389cm" svg:x="21.973cm" svg:y="14.4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22.013cm" svg:y="13.759cm">
          <draw:text-box>
            <text:p>73</text:p>
          </draw:text-box>
        </draw:frame>
        <draw:custom-shape draw:style-name="gr7" draw:text-style-name="P4" draw:layer="layout" svg:width="0.27cm" svg:height="0.326cm" svg:x="22.468cm" svg:y="9.8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2.468cm" svg:y="10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2.468cm" svg:y="1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2.468cm" svg:y="12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421cm" svg:height="0.742cm" svg:x="3.032cm" svg:y="1.035cm">
          <draw:text-box>
            <text:p text:style-name="P6"><text:span text:style-name="T4">MIT</text:span></text:p>
          </draw:text-box>
        </draw:frame>
        <draw:frame draw:style-name="gr19" draw:text-style-name="P7" draw:layer="layout" svg:width="1.467cm" svg:height="0.742cm" svg:x="5.732cm" svg:y="1.035cm">
          <draw:text-box>
            <text:p text:style-name="P6"><text:span text:style-name="T4">ALL</text:span></text:p>
          </draw:text-box>
        </draw:frame>
        <draw:frame draw:style-name="gr20" draw:text-style-name="P7" draw:layer="layout" svg:width="1.158cm" svg:height="0.742cm" svg:x="8.832cm" svg:y="1.035cm">
          <draw:text-box>
            <text:p text:style-name="P6"><text:span text:style-name="T4">RL</text:span></text:p>
          </draw:text-box>
        </draw:frame>
        <draw:frame draw:style-name="gr21" draw:text-style-name="P7" draw:layer="layout" svg:width="2.102cm" svg:height="0.742cm" svg:x="11.833cm" svg:y="1.035cm">
          <draw:text-box>
            <text:p text:style-name="P6"><text:span text:style-name="T4">CALL4</text:span></text:p>
          </draw:text-box>
        </draw:frame>
        <draw:frame draw:style-name="gr18" draw:text-style-name="P7" draw:layer="layout" svg:width="1.421cm" svg:height="0.742cm" svg:x="17.033cm" svg:y="1.035cm">
          <draw:text-box>
            <text:p text:style-name="P6"><text:span text:style-name="T4">MIT</text:span></text:p>
          </draw:text-box>
        </draw:frame>
        <draw:frame draw:style-name="gr19" draw:text-style-name="P7" draw:layer="layout" svg:width="1.467cm" svg:height="0.742cm" svg:x="18.633cm" svg:y="1.035cm">
          <draw:text-box>
            <text:p text:style-name="P6"><text:span text:style-name="T4">ALL</text:span></text:p>
          </draw:text-box>
        </draw:frame>
        <draw:frame draw:style-name="gr20" draw:text-style-name="P7" draw:layer="layout" svg:width="1.158cm" svg:height="0.742cm" svg:x="20.433cm" svg:y="1.035cm">
          <draw:text-box>
            <text:p text:style-name="P6"><text:span text:style-name="T4">RL</text:span></text:p>
          </draw:text-box>
        </draw:frame>
        <draw:frame draw:style-name="gr21" draw:text-style-name="P7" draw:layer="layout" svg:width="2.102cm" svg:height="0.742cm" svg:x="21.534cm" svg:y="1.035cm">
          <draw:text-box>
            <text:p text:style-name="P6"><text:span text:style-name="T4">CALL4</text:span></text:p>
          </draw:text-box>
        </draw:frame>
      </draw:page>
      <draw:page draw:name="page2" draw:style-name="dp1" draw:master-page-name="Default">
        <draw:custom-shape draw:style-name="gr8" draw:text-style-name="P1" draw:layer="layout" svg:width="1.252cm" svg:height="2.391cm" svg:x="2.071cm" svg:y="3.678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.237cm" svg:y="4.6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2.111cm" svg:y="2.997cm">
          <draw:text-box>
            <text:p>73</text:p>
          </draw:text-box>
        </draw:frame>
        <draw:custom-shape draw:style-name="gr11" draw:text-style-name="P1" draw:layer="layout" svg:width="1.251cm" svg:height="2.389cm" svg:x="2.072cm" svg:y="7.272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315cm" svg:height="1.349cm" svg:x="1.146cm" svg:y="8.273cm">
          <draw:text-box>
            <text:p>N<text:span text:style-name="T1">2</text:span></text:p>
          </draw:text-box>
        </draw:frame>
        <draw:frame draw:style-name="gr13" draw:text-style-name="P2" draw:layer="layout" svg:width="1.011cm" svg:height="1.229cm" svg:x="2.212cm" svg:y="6.59cm">
          <draw:text-box>
            <text:p>73</text:p>
          </draw:text-box>
        </draw:frame>
        <draw:custom-shape draw:style-name="gr11" draw:text-style-name="P1" draw:layer="layout" svg:width="1.251cm" svg:height="2.389cm" svg:x="2.072cm" svg:y="15.14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.046cm" svg:y="16.14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2.112cm" svg:y="14.457cm">
          <draw:text-box>
            <text:p>73</text:p>
          </draw:text-box>
        </draw:frame>
        <draw:custom-shape draw:style-name="gr7" draw:text-style-name="P4" draw:layer="layout" svg:width="0.27cm" svg:height="0.326cm" svg:x="2.567cm" svg:y="10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7cm" svg:y="1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7cm" svg:y="12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7cm" svg:y="13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5.272cm" svg:y="3.67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5.312cm" svg:y="2.998cm">
          <draw:text-box>
            <text:p>73</text:p>
          </draw:text-box>
        </draw:frame>
        <draw:custom-shape draw:style-name="gr11" draw:text-style-name="P1" draw:layer="layout" svg:width="1.251cm" svg:height="2.389cm" svg:x="5.273cm" svg:y="7.273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5.413cm" svg:y="6.591cm">
          <draw:text-box>
            <text:p>73</text:p>
          </draw:text-box>
        </draw:frame>
        <draw:custom-shape draw:style-name="gr11" draw:text-style-name="P1" draw:layer="layout" svg:width="1.251cm" svg:height="2.389cm" svg:x="5.273cm" svg:y="15.141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5.313cm" svg:y="14.458cm">
          <draw:text-box>
            <text:p>73</text:p>
          </draw:text-box>
        </draw:frame>
        <draw:custom-shape draw:style-name="gr7" draw:text-style-name="P4" draw:layer="layout" svg:width="0.27cm" svg:height="0.326cm" svg:x="5.76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8cm" svg:y="1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8cm" svg:y="12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8cm" svg:y="13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3.6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3.712cm" svg:y="2.999cm">
          <draw:text-box>
            <text:p>73</text:p>
          </draw:text-box>
        </draw:frame>
        <draw:custom-shape draw:style-name="gr11" draw:text-style-name="P1" draw:layer="layout" svg:width="1.251cm" svg:height="2.389cm" svg:x="3.6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3.813cm" svg:y="6.592cm">
          <draw:text-box>
            <text:p>73</text:p>
          </draw:text-box>
        </draw:frame>
        <draw:custom-shape draw:style-name="gr11" draw:text-style-name="P1" draw:layer="layout" svg:width="1.251cm" svg:height="2.389cm" svg:x="3.6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3.713cm" svg:y="14.459cm">
          <draw:text-box>
            <text:p>73</text:p>
          </draw:text-box>
        </draw:frame>
        <draw:custom-shape draw:style-name="gr7" draw:text-style-name="P4" draw:layer="layout" svg:width="0.27cm" svg:height="0.326cm" svg:x="4.1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6.872cm" svg:y="3.6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6.912cm" svg:y="2.999cm">
          <draw:text-box>
            <text:p>73</text:p>
          </draw:text-box>
        </draw:frame>
        <draw:custom-shape draw:style-name="gr11" draw:text-style-name="P1" draw:layer="layout" svg:width="1.251cm" svg:height="2.389cm" svg:x="6.873cm" svg:y="7.274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7.013cm" svg:y="6.592cm">
          <draw:text-box>
            <text:p>73</text:p>
          </draw:text-box>
        </draw:frame>
        <draw:custom-shape draw:style-name="gr11" draw:text-style-name="P1" draw:layer="layout" svg:width="1.251cm" svg:height="2.389cm" svg:x="6.873cm" svg:y="15.142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6.913cm" svg:y="14.459cm">
          <draw:text-box>
            <text:p>73</text:p>
          </draw:text-box>
        </draw:frame>
        <draw:custom-shape draw:style-name="gr7" draw:text-style-name="P4" draw:layer="layout" svg:width="0.27cm" svg:height="0.326cm" svg:x="7.368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8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8cm" svg:y="12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8cm" svg:y="1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421cm" svg:height="0.742cm" svg:x="1.933cm" svg:y="1.735cm">
          <draw:text-box>
            <text:p text:style-name="P6"><text:span text:style-name="T4">MIT</text:span></text:p>
          </draw:text-box>
        </draw:frame>
        <draw:frame draw:style-name="gr19" draw:text-style-name="P7" draw:layer="layout" svg:width="1.467cm" svg:height="0.742cm" svg:x="3.533cm" svg:y="1.735cm">
          <draw:text-box>
            <text:p text:style-name="P6"><text:span text:style-name="T4">ALL</text:span></text:p>
          </draw:text-box>
        </draw:frame>
        <draw:frame draw:style-name="gr20" draw:text-style-name="P7" draw:layer="layout" svg:width="1.158cm" svg:height="0.742cm" svg:x="5.333cm" svg:y="1.735cm">
          <draw:text-box>
            <text:p text:style-name="P6"><text:span text:style-name="T4">RL</text:span></text:p>
          </draw:text-box>
        </draw:frame>
        <draw:frame draw:style-name="gr21" draw:text-style-name="P7" draw:layer="layout" svg:width="2.102cm" svg:height="0.742cm" svg:x="6.434cm" svg:y="1.735cm">
          <draw:text-box>
            <text:p text:style-name="P6"><text:span text:style-name="T4">CALL4</text:span></text:p>
          </draw:text-box>
        </draw:frame>
        <draw:custom-shape draw:style-name="gr22" draw:text-style-name="P1" draw:layer="layout" svg:width="2.669cm" svg:height="2.379cm" svg:x="13.648cm" svg:y="3.741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1.27cm" svg:height="1.433cm" svg:x="12.681cm" svg:y="4.738cm">
          <draw:text-box>
            <text:p>N<text:span text:style-name="T1">1</text:span></text:p>
          </draw:text-box>
        </draw:frame>
        <draw:frame draw:style-name="gr23" draw:text-style-name="P2" draw:layer="layout" svg:width="1.686cm" svg:height="1.433cm" svg:x="14.378cm" svg:y="2.866cm">
          <draw:text-box>
            <text:p>N<text:span text:style-name="T1">1</text:span></text:p>
          </draw:text-box>
        </draw:frame>
        <draw:custom-shape draw:style-name="gr24" draw:text-style-name="P1" draw:layer="layout" svg:width="2.67cm" svg:height="2.378cm" svg:x="13.648cm" svg:y="7.317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1.525cm" svg:height="1.433cm" svg:x="12.727cm" svg:y="8.314cm">
          <draw:text-box>
            <text:p>N<text:span text:style-name="T1">2</text:span></text:p>
          </draw:text-box>
        </draw:frame>
        <draw:frame draw:style-name="gr25" draw:text-style-name="P2" draw:layer="layout" svg:width="1.558cm" svg:height="1.433cm" svg:x="14.379cm" svg:y="6.442cm">
          <draw:text-box>
            <text:p>N<text:span text:style-name="T1">2</text:span></text:p>
          </draw:text-box>
        </draw:frame>
        <draw:custom-shape draw:style-name="gr24" draw:text-style-name="P1" draw:layer="layout" svg:width="2.67cm" svg:height="2.378cm" svg:x="13.648cm" svg:y="15.148cm">
          <text:p/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.162cm" svg:height="1.493cm" svg:x="12.635cm" svg:y="16.144cm">
          <draw:text-box>
            <text:p>N<text:span text:style-name="T1">23</text:span></text:p>
          </draw:text-box>
        </draw:frame>
        <draw:frame draw:style-name="gr27" draw:text-style-name="P3" draw:layer="layout" svg:width="1.812cm" svg:height="1.694cm" svg:x="14.379cm" svg:y="14.273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4cm" svg:x="14.735cm" svg:y="10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4.735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4.735cm" svg:y="12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4.735cm" svg:y="13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9.542cm" svg:y1="4.864cm" svg:x2="10.985cm" svg:y2="4.864cm">
          <text:p/>
        </draw:line>
        <draw:line draw:style-name="gr17" draw:text-style-name="P5" draw:layer="layout" svg:x1="9.542cm" svg:y1="8.426cm" svg:x2="10.985cm" svg:y2="8.426cm">
          <text:p/>
        </draw:line>
        <draw:line draw:style-name="gr17" draw:text-style-name="P5" draw:layer="layout" svg:x1="9.542cm" svg:y1="16.594cm" svg:x2="10.985cm" svg:y2="16.594cm">
          <text:p/>
        </draw:line>
        <draw:custom-shape draw:style-name="gr22" draw:text-style-name="P1" draw:layer="layout" svg:width="2.669cm" svg:height="2.379cm" svg:x="16.549cm" svg:y="3.742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1.686cm" svg:height="1.433cm" svg:x="17.279cm" svg:y="2.867cm">
          <draw:text-box>
            <text:p>N<text:span text:style-name="T1">1</text:span></text:p>
          </draw:text-box>
        </draw:frame>
        <draw:custom-shape draw:style-name="gr24" draw:text-style-name="P1" draw:layer="layout" svg:width="2.67cm" svg:height="2.378cm" svg:x="16.549cm" svg:y="7.318cm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1.558cm" svg:height="1.433cm" svg:x="17.28cm" svg:y="6.443cm">
          <draw:text-box>
            <text:p>N<text:span text:style-name="T1">2</text:span></text:p>
          </draw:text-box>
        </draw:frame>
        <draw:custom-shape draw:style-name="gr24" draw:text-style-name="P1" draw:layer="layout" svg:width="2.67cm" svg:height="2.378cm" svg:x="16.549cm" svg:y="15.149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1.812cm" svg:height="1.694cm" svg:x="17.28cm" svg:y="14.274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4cm" svg:x="17.636cm" svg:y="1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7.636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7.636cm" svg:y="12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7.636cm" svg:y="1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669cm" svg:height="2.379cm" svg:x="19.549cm" svg:y="3.743cm">
          <text:p/>
          <draw:enhanced-geometry svg:viewBox="0 0 21600 21600" draw:type="rectangle" draw:enhanced-path="M 0 0 L 21600 0 21600 21600 0 21600 0 0 Z N"/>
        </draw:custom-shape>
        <draw:frame draw:style-name="gr23" draw:text-style-name="P2" draw:layer="layout" svg:width="1.686cm" svg:height="1.433cm" svg:x="20.279cm" svg:y="2.868cm">
          <draw:text-box>
            <text:p>N<text:span text:style-name="T1">1</text:span></text:p>
          </draw:text-box>
        </draw:frame>
        <draw:custom-shape draw:style-name="gr24" draw:text-style-name="P1" draw:layer="layout" svg:width="2.67cm" svg:height="2.378cm" svg:x="19.549cm" svg:y="7.319cm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1.558cm" svg:height="1.433cm" svg:x="20.28cm" svg:y="6.444cm">
          <draw:text-box>
            <text:p>N<text:span text:style-name="T1">2</text:span></text:p>
          </draw:text-box>
        </draw:frame>
        <draw:custom-shape draw:style-name="gr24" draw:text-style-name="P1" draw:layer="layout" svg:width="2.67cm" svg:height="2.378cm" svg:x="19.549cm" svg:y="15.15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1.812cm" svg:height="1.694cm" svg:x="20.28cm" svg:y="14.275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4cm" svg:x="20.636cm" svg:y="10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0.636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0.636cm" svg:y="12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20.636cm" svg:y="13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669cm" svg:height="2.379cm" svg:x="22.549cm" svg:y="3.7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22.549cm" svg:y="7.32cm">
          <text:p/>
          <draw:enhanced-geometry svg:viewBox="0 0 21600 21600" draw:type="rectangle" draw:enhanced-path="M 0 0 L 21600 0 21600 21600 0 21600 0 0 Z N"/>
        </draw:custom-shape>
        <draw:frame draw:style-name="gr25" draw:text-style-name="P2" draw:layer="layout" svg:width="1.558cm" svg:height="1.433cm" svg:x="23.28cm" svg:y="6.445cm">
          <draw:text-box>
            <text:p>N<text:span text:style-name="T1">2</text:span></text:p>
          </draw:text-box>
        </draw:frame>
        <draw:custom-shape draw:style-name="gr24" draw:text-style-name="P1" draw:layer="layout" svg:width="2.67cm" svg:height="2.378cm" svg:x="22.549cm" svg:y="15.151cm">
          <text:p/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1.812cm" svg:height="1.694cm" svg:x="23.28cm" svg:y="14.276cm">
          <draw:text-box>
            <text:p><text:span text:style-name="T2">N</text:span><text:span text:style-name="T3">23</text:span></text:p>
          </draw:text-box>
        </draw:frame>
        <draw:custom-shape draw:style-name="gr7" draw:text-style-name="P4" draw:layer="layout" svg:width="0.297cm" svg:height="0.324cm" svg:x="23.636cm" svg:y="10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3.636cm" svg:y="11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3.636cm" svg:y="12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23.636cm" svg:y="13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3.175cm" svg:height="1.421cm" svg:x="13.573cm" svg:y="1.636cm">
          <draw:text-box>
            <text:p text:style-name="P8"><text:span text:style-name="T4">MIT</text:span><text:span text:style-name="T5">i.</text:span><text:span text:style-name="T4"> - MIT</text:span><text:span text:style-name="T5">j.</text:span></text:p>
          </draw:text-box>
        </draw:frame>
        <draw:frame draw:style-name="gr23" draw:text-style-name="P2" draw:layer="layout" svg:width="1.686cm" svg:height="1.433cm" svg:x="23.279cm" svg:y="2.869cm">
          <draw:text-box>
            <text:p>N<text:span text:style-name="T1">1</text:span></text:p>
          </draw:text-box>
        </draw:frame>
        <draw:frame draw:style-name="gr28" draw:text-style-name="P9" draw:layer="layout" svg:width="3.175cm" svg:height="1.421cm" svg:x="16.374cm" svg:y="1.637cm">
          <draw:text-box>
            <text:p text:style-name="P8"><text:span text:style-name="T4">MIT</text:span><text:span text:style-name="T5">i.</text:span><text:span text:style-name="T4"> - ALL</text:span><text:span text:style-name="T5">j.</text:span></text:p>
          </draw:text-box>
        </draw:frame>
        <draw:frame draw:style-name="gr28" draw:text-style-name="P9" draw:layer="layout" svg:width="3.175cm" svg:height="1.421cm" svg:x="19.575cm" svg:y="1.638cm">
          <draw:text-box>
            <text:p text:style-name="P8"><text:span text:style-name="T4">MIT</text:span><text:span text:style-name="T5">i.</text:span><text:span text:style-name="T4"> - RL</text:span><text:span text:style-name="T5">j.</text:span></text:p>
          </draw:text-box>
        </draw:frame>
        <draw:frame draw:style-name="gr28" draw:text-style-name="P9" draw:layer="layout" svg:width="3.175cm" svg:height="1.421cm" svg:x="22.276cm" svg:y="1.639cm">
          <draw:text-box>
            <text:p text:style-name="P8"><text:span text:style-name="T4">MIT</text:span><text:span text:style-name="T5">i.</text:span><text:span text:style-name="T4"> - CALL4</text:span><text:span text:style-name="T5">j.</text:span></text:p>
          </draw:text-box>
        </draw:frame>
        <draw:line draw:style-name="gr29" draw:text-style-name="P10" draw:layer="layout" svg:x1="13.827cm" svg:y1="3.794cm" svg:x2="16.113cm" svg:y2="5.953cm">
          <text:p/>
        </draw:line>
        <draw:line draw:style-name="gr29" draw:text-style-name="P10" draw:layer="layout" svg:x1="16.827cm" svg:y1="3.795cm" svg:x2="19.113cm" svg:y2="5.954cm">
          <text:p/>
        </draw:line>
        <draw:line draw:style-name="gr29" draw:text-style-name="P10" draw:layer="layout" svg:x1="19.627cm" svg:y1="3.796cm" svg:x2="21.913cm" svg:y2="5.955cm">
          <text:p/>
        </draw:line>
        <draw:line draw:style-name="gr29" draw:text-style-name="P10" draw:layer="layout" svg:x1="22.727cm" svg:y1="3.797cm" svg:x2="25.013cm" svg:y2="5.956cm">
          <text:p/>
        </draw:line>
        <draw:line draw:style-name="gr29" draw:text-style-name="P10" draw:layer="layout" svg:x1="13.827cm" svg:y1="7.395cm" svg:x2="16.113cm" svg:y2="9.554cm">
          <text:p/>
        </draw:line>
        <draw:line draw:style-name="gr29" draw:text-style-name="P10" draw:layer="layout" svg:x1="16.727cm" svg:y1="7.396cm" svg:x2="19.013cm" svg:y2="9.555cm">
          <text:p/>
        </draw:line>
        <draw:line draw:style-name="gr29" draw:text-style-name="P10" draw:layer="layout" svg:x1="19.727cm" svg:y1="7.397cm" svg:x2="22.013cm" svg:y2="9.556cm">
          <text:p/>
        </draw:line>
        <draw:line draw:style-name="gr29" draw:text-style-name="P10" draw:layer="layout" svg:x1="22.727cm" svg:y1="7.398cm" svg:x2="25.013cm" svg:y2="9.557cm">
          <text:p/>
        </draw:line>
        <draw:line draw:style-name="gr29" draw:text-style-name="P10" draw:layer="layout" svg:x1="22.727cm" svg:y1="15.299cm" svg:x2="25.013cm" svg:y2="17.458cm">
          <text:p/>
        </draw:line>
        <draw:line draw:style-name="gr29" draw:text-style-name="P10" draw:layer="layout" svg:x1="19.727cm" svg:y1="15.3cm" svg:x2="22.013cm" svg:y2="17.459cm">
          <text:p/>
        </draw:line>
        <draw:line draw:style-name="gr29" draw:text-style-name="P10" draw:layer="layout" svg:x1="16.727cm" svg:y1="15.301cm" svg:x2="19.013cm" svg:y2="17.46cm">
          <text:p/>
        </draw:line>
        <draw:line draw:style-name="gr29" draw:text-style-name="P10" draw:layer="layout" svg:x1="13.827cm" svg:y1="15.302cm" svg:x2="16.113cm" svg:y2="17.461cm">
          <text:p/>
        </draw:line>
      </draw:page>
      <draw:page draw:name="page3" draw:style-name="dp1" draw:master-page-name="Default">
        <draw:custom-shape draw:style-name="gr8" draw:text-style-name="P1" draw:layer="layout" svg:width="1.252cm" svg:height="2.391cm" svg:x="2.072cm" svg:y="3.716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43cm" svg:height="1.349cm" svg:x="1.238cm" svg:y="4.718cm">
          <draw:text-box>
            <text:p>N<text:span text:style-name="T1">1</text:span></text:p>
          </draw:text-box>
        </draw:frame>
        <draw:frame draw:style-name="gr10" draw:text-style-name="P2" draw:layer="layout" svg:width="1.139cm" svg:height="1.229cm" svg:x="2.112cm" svg:y="3.035cm">
          <draw:text-box>
            <text:p>73</text:p>
          </draw:text-box>
        </draw:frame>
        <draw:custom-shape draw:style-name="gr11" draw:text-style-name="P1" draw:layer="layout" svg:width="1.251cm" svg:height="2.389cm" svg:x="2.073cm" svg:y="7.31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315cm" svg:height="1.349cm" svg:x="1.147cm" svg:y="8.311cm">
          <draw:text-box>
            <text:p>N<text:span text:style-name="T1">2</text:span></text:p>
          </draw:text-box>
        </draw:frame>
        <draw:frame draw:style-name="gr13" draw:text-style-name="P2" draw:layer="layout" svg:width="1.011cm" svg:height="1.229cm" svg:x="2.213cm" svg:y="6.628cm">
          <draw:text-box>
            <text:p>73</text:p>
          </draw:text-box>
        </draw:frame>
        <draw:custom-shape draw:style-name="gr11" draw:text-style-name="P1" draw:layer="layout" svg:width="1.251cm" svg:height="2.389cm" svg:x="2.073cm" svg:y="15.178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1.442cm" svg:height="1.349cm" svg:x="1.047cm" svg:y="16.178cm">
          <draw:text-box>
            <text:p>N<text:span text:style-name="T1">23</text:span></text:p>
          </draw:text-box>
        </draw:frame>
        <draw:frame draw:style-name="gr15" draw:text-style-name="P2" draw:layer="layout" svg:width="1.011cm" svg:height="1.23cm" svg:x="2.113cm" svg:y="14.495cm">
          <draw:text-box>
            <text:p>73</text:p>
          </draw:text-box>
        </draw:frame>
        <draw:custom-shape draw:style-name="gr7" draw:text-style-name="P4" draw:layer="layout" svg:width="0.27cm" svg:height="0.326cm" svg:x="2.568cm" svg:y="10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8cm" svg:y="11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8cm" svg:y="1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2.568cm" svg:y="13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5.273cm" svg:y="3.717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5.313cm" svg:y="3.036cm">
          <draw:text-box>
            <text:p>73</text:p>
          </draw:text-box>
        </draw:frame>
        <draw:custom-shape draw:style-name="gr11" draw:text-style-name="P1" draw:layer="layout" svg:width="1.251cm" svg:height="2.389cm" svg:x="5.274cm" svg:y="7.311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5.414cm" svg:y="6.629cm">
          <draw:text-box>
            <text:p>73</text:p>
          </draw:text-box>
        </draw:frame>
        <draw:custom-shape draw:style-name="gr11" draw:text-style-name="P1" draw:layer="layout" svg:width="1.251cm" svg:height="2.389cm" svg:x="5.274cm" svg:y="15.17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5.314cm" svg:y="14.496cm">
          <draw:text-box>
            <text:p>73</text:p>
          </draw:text-box>
        </draw:frame>
        <draw:custom-shape draw:style-name="gr7" draw:text-style-name="P4" draw:layer="layout" svg:width="0.27cm" svg:height="0.326cm" svg:x="5.769cm" svg:y="10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9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9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5.769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3.673cm" svg:y="3.71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3.713cm" svg:y="3.037cm">
          <draw:text-box>
            <text:p>73</text:p>
          </draw:text-box>
        </draw:frame>
        <draw:custom-shape draw:style-name="gr11" draw:text-style-name="P1" draw:layer="layout" svg:width="1.251cm" svg:height="2.389cm" svg:x="3.674cm" svg:y="7.31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3.814cm" svg:y="6.63cm">
          <draw:text-box>
            <text:p>73</text:p>
          </draw:text-box>
        </draw:frame>
        <draw:custom-shape draw:style-name="gr11" draw:text-style-name="P1" draw:layer="layout" svg:width="1.251cm" svg:height="2.389cm" svg:x="3.674cm" svg:y="15.1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3.714cm" svg:y="14.497cm">
          <draw:text-box>
            <text:p>73</text:p>
          </draw:text-box>
        </draw:frame>
        <draw:custom-shape draw:style-name="gr7" draw:text-style-name="P4" draw:layer="layout" svg:width="0.27cm" svg:height="0.326cm" svg:x="4.169cm" svg:y="10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9cm" svg:y="11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9cm" svg:y="1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4.169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252cm" svg:height="2.391cm" svg:x="6.873cm" svg:y="3.718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139cm" svg:height="1.229cm" svg:x="6.913cm" svg:y="3.037cm">
          <draw:text-box>
            <text:p>73</text:p>
          </draw:text-box>
        </draw:frame>
        <draw:custom-shape draw:style-name="gr11" draw:text-style-name="P1" draw:layer="layout" svg:width="1.251cm" svg:height="2.389cm" svg:x="6.874cm" svg:y="7.312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1.011cm" svg:height="1.229cm" svg:x="7.014cm" svg:y="6.63cm">
          <draw:text-box>
            <text:p>73</text:p>
          </draw:text-box>
        </draw:frame>
        <draw:custom-shape draw:style-name="gr11" draw:text-style-name="P1" draw:layer="layout" svg:width="1.251cm" svg:height="2.389cm" svg:x="6.874cm" svg:y="15.1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1.011cm" svg:height="1.23cm" svg:x="6.914cm" svg:y="14.497cm">
          <draw:text-box>
            <text:p>73</text:p>
          </draw:text-box>
        </draw:frame>
        <draw:custom-shape draw:style-name="gr7" draw:text-style-name="P4" draw:layer="layout" svg:width="0.27cm" svg:height="0.326cm" svg:x="7.369cm" svg:y="10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9cm" svg:y="11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9cm" svg:y="12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7cm" svg:height="0.326cm" svg:x="7.369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7" draw:layer="layout" svg:width="1.421cm" svg:height="0.742cm" svg:x="1.934cm" svg:y="1.773cm">
          <draw:text-box>
            <text:p text:style-name="P6"><text:span text:style-name="T4">MIT</text:span></text:p>
          </draw:text-box>
        </draw:frame>
        <draw:frame draw:style-name="gr19" draw:text-style-name="P7" draw:layer="layout" svg:width="1.467cm" svg:height="0.742cm" svg:x="3.534cm" svg:y="1.773cm">
          <draw:text-box>
            <text:p text:style-name="P6"><text:span text:style-name="T4">ALL</text:span></text:p>
          </draw:text-box>
        </draw:frame>
        <draw:frame draw:style-name="gr20" draw:text-style-name="P7" draw:layer="layout" svg:width="1.158cm" svg:height="0.742cm" svg:x="5.334cm" svg:y="1.773cm">
          <draw:text-box>
            <text:p text:style-name="P6"><text:span text:style-name="T4">RL</text:span></text:p>
          </draw:text-box>
        </draw:frame>
        <draw:frame draw:style-name="gr21" draw:text-style-name="P7" draw:layer="layout" svg:width="2.102cm" svg:height="0.742cm" svg:x="6.435cm" svg:y="1.773cm">
          <draw:text-box>
            <text:p text:style-name="P6"><text:span text:style-name="T4">CALL4</text:span></text:p>
          </draw:text-box>
        </draw:frame>
        <draw:custom-shape draw:style-name="gr22" draw:text-style-name="P1" draw:layer="layout" svg:width="2.669cm" svg:height="2.379cm" svg:x="13.649cm" svg:y="3.7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13.649cm" svg:y="7.3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13.649cm" svg:y="15.1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4.73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4.736cm" svg:y="1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4.736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4.736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5" draw:layer="layout" svg:x1="9.543cm" svg:y1="4.902cm" svg:x2="10.986cm" svg:y2="4.902cm">
          <text:p/>
        </draw:line>
        <draw:line draw:style-name="gr17" draw:text-style-name="P5" draw:layer="layout" svg:x1="9.543cm" svg:y1="8.464cm" svg:x2="10.986cm" svg:y2="8.464cm">
          <text:p/>
        </draw:line>
        <draw:line draw:style-name="gr17" draw:text-style-name="P5" draw:layer="layout" svg:x1="9.543cm" svg:y1="16.632cm" svg:x2="10.986cm" svg:y2="16.632cm">
          <text:p/>
        </draw:line>
        <draw:custom-shape draw:style-name="gr22" draw:text-style-name="P1" draw:layer="layout" svg:width="2.669cm" svg:height="2.379cm" svg:x="16.55cm" svg:y="3.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16.55cm" svg:y="7.3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16.55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7.637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7.637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7.637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7.637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669cm" svg:height="2.379cm" svg:x="19.55cm" svg:y="3.7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19.55cm" svg:y="7.3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19.55cm" svg:y="15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20.637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0.637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0.63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20.637cm" svg:y="1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669cm" svg:height="2.379cm" svg:x="22.55cm" svg:y="3.7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22.55cm" svg:y="7.3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22.55cm" svg:y="1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23.637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3.637cm" svg:y="1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23.637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23.637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3.175cm" svg:height="1.421cm" svg:x="13.574cm" svg:y="1.674cm">
          <draw:text-box>
            <text:p text:style-name="P8"><text:span text:style-name="T4">MIT</text:span><text:span text:style-name="T5">i.</text:span><text:span text:style-name="T6">T</text:span><text:span text:style-name="T4"> * MIT</text:span><text:span text:style-name="T5">j.</text:span><text:span text:style-name="T6">T</text:span></text:p>
          </draw:text-box>
        </draw:frame>
        <draw:frame draw:style-name="gr28" draw:text-style-name="P9" draw:layer="layout" svg:width="3.175cm" svg:height="1.421cm" svg:x="16.375cm" svg:y="1.675cm">
          <draw:text-box>
            <text:p text:style-name="P8"><text:span text:style-name="T4">MIT</text:span><text:span text:style-name="T5">i.</text:span><text:span text:style-name="T6">T</text:span><text:span text:style-name="T4"> * ALL</text:span><text:span text:style-name="T5">j.</text:span><text:span text:style-name="T6">T</text:span></text:p>
          </draw:text-box>
        </draw:frame>
        <draw:frame draw:style-name="gr28" draw:text-style-name="P9" draw:layer="layout" svg:width="3.175cm" svg:height="1.421cm" svg:x="19.576cm" svg:y="1.676cm">
          <draw:text-box>
            <text:p text:style-name="P8"><text:span text:style-name="T4">MIT</text:span><text:span text:style-name="T5">i.</text:span><text:span text:style-name="T6">T</text:span><text:span text:style-name="T4"> * RL</text:span><text:span text:style-name="T5">j.</text:span><text:span text:style-name="T6">T</text:span></text:p>
          </draw:text-box>
        </draw:frame>
        <draw:frame draw:style-name="gr28" draw:text-style-name="P9" draw:layer="layout" svg:width="3.361cm" svg:height="1.421cm" svg:x="22.277cm" svg:y="1.677cm">
          <draw:text-box>
            <text:p text:style-name="P8"><text:span text:style-name="T4">MIT</text:span><text:span text:style-name="T5">i.</text:span><text:span text:style-name="T6">T</text:span><text:span text:style-name="T4"> * CALL4</text:span><text:span text:style-name="T5">j.</text:span><text:span text:style-name="T6">T</text:span></text:p>
          </draw:text-box>
        </draw:frame>
        <draw:line draw:style-name="gr29" draw:text-style-name="P10" draw:layer="layout" svg:x1="13.828cm" svg:y1="3.832cm" svg:x2="16.114cm" svg:y2="5.991cm">
          <text:p/>
        </draw:line>
        <draw:line draw:style-name="gr29" draw:text-style-name="P10" draw:layer="layout" svg:x1="16.828cm" svg:y1="3.833cm" svg:x2="19.114cm" svg:y2="5.992cm">
          <text:p/>
        </draw:line>
        <draw:line draw:style-name="gr29" draw:text-style-name="P10" draw:layer="layout" svg:x1="19.628cm" svg:y1="3.834cm" svg:x2="21.914cm" svg:y2="5.993cm">
          <text:p/>
        </draw:line>
        <draw:line draw:style-name="gr29" draw:text-style-name="P10" draw:layer="layout" svg:x1="22.728cm" svg:y1="3.835cm" svg:x2="25.014cm" svg:y2="5.994cm">
          <text:p/>
        </draw:line>
        <draw:line draw:style-name="gr29" draw:text-style-name="P10" draw:layer="layout" svg:x1="13.828cm" svg:y1="7.433cm" svg:x2="16.114cm" svg:y2="9.592cm">
          <text:p/>
        </draw:line>
        <draw:line draw:style-name="gr29" draw:text-style-name="P10" draw:layer="layout" svg:x1="16.728cm" svg:y1="7.434cm" svg:x2="19.014cm" svg:y2="9.593cm">
          <text:p/>
        </draw:line>
        <draw:line draw:style-name="gr29" draw:text-style-name="P10" draw:layer="layout" svg:x1="19.728cm" svg:y1="7.435cm" svg:x2="22.014cm" svg:y2="9.594cm">
          <text:p/>
        </draw:line>
        <draw:line draw:style-name="gr29" draw:text-style-name="P10" draw:layer="layout" svg:x1="22.728cm" svg:y1="7.436cm" svg:x2="25.014cm" svg:y2="9.595cm">
          <text:p/>
        </draw:line>
        <draw:line draw:style-name="gr29" draw:text-style-name="P10" draw:layer="layout" svg:x1="22.728cm" svg:y1="15.337cm" svg:x2="25.014cm" svg:y2="17.496cm">
          <text:p/>
        </draw:line>
        <draw:line draw:style-name="gr29" draw:text-style-name="P10" draw:layer="layout" svg:x1="19.728cm" svg:y1="15.338cm" svg:x2="22.014cm" svg:y2="17.497cm">
          <text:p/>
        </draw:line>
        <draw:line draw:style-name="gr29" draw:text-style-name="P10" draw:layer="layout" svg:x1="16.728cm" svg:y1="15.339cm" svg:x2="19.014cm" svg:y2="17.498cm">
          <text:p/>
        </draw:line>
        <draw:line draw:style-name="gr29" draw:text-style-name="P10" draw:layer="layout" svg:x1="13.828cm" svg:y1="15.34cm" svg:x2="16.114cm" svg:y2="17.499cm">
          <text:p/>
        </draw:line>
        <draw:frame draw:style-name="gr30" draw:text-style-name="P11" draw:layer="layout" svg:width="1.143cm" svg:height="1.241cm" svg:x="12.304cm" svg:y="4.721cm">
          <draw:text-box>
            <text:p>73</text:p>
          </draw:text-box>
        </draw:frame>
        <draw:frame draw:style-name="gr30" draw:text-style-name="P11" draw:layer="layout" svg:width="1.143cm" svg:height="1.241cm" svg:x="12.305cm" svg:y="8.122cm">
          <draw:text-box>
            <text:p>73</text:p>
          </draw:text-box>
        </draw:frame>
        <draw:frame draw:style-name="gr30" draw:text-style-name="P11" draw:layer="layout" svg:width="1.143cm" svg:height="1.241cm" svg:x="12.306cm" svg:y="15.623cm">
          <draw:text-box>
            <text:p>73</text:p>
          </draw:text-box>
        </draw:frame>
        <draw:frame draw:style-name="gr31" draw:text-style-name="P11" draw:layer="layout" svg:width="0.993cm" svg:height="0.746cm" svg:x="14.336cm" svg:y="2.997cm">
          <draw:text-box>
            <text:p text:style-name="P10">73</text:p>
          </draw:text-box>
        </draw:frame>
        <draw:frame draw:style-name="gr31" draw:text-style-name="P11" draw:layer="layout" svg:width="0.993cm" svg:height="0.746cm" svg:x="17.137cm" svg:y="2.997cm">
          <draw:text-box>
            <text:p text:style-name="P10">73</text:p>
          </draw:text-box>
        </draw:frame>
        <draw:frame draw:style-name="gr31" draw:text-style-name="P11" draw:layer="layout" svg:width="0.993cm" svg:height="0.746cm" svg:x="20.138cm" svg:y="2.997cm">
          <draw:text-box>
            <text:p text:style-name="P10">73</text:p>
          </draw:text-box>
        </draw:frame>
        <draw:frame draw:style-name="gr31" draw:text-style-name="P11" draw:layer="layout" svg:width="0.993cm" svg:height="0.746cm" svg:x="23.139cm" svg:y="2.997cm">
          <draw:text-box>
            <text:p text:style-name="P10">73</text:p>
          </draw:text-box>
        </draw:frame>
        <draw:frame draw:style-name="gr31" draw:text-style-name="P11" draw:layer="layout" svg:width="0.993cm" svg:height="0.746cm" svg:x="14.336cm" svg:y="6.597cm">
          <draw:text-box>
            <text:p text:style-name="P10">73</text:p>
          </draw:text-box>
        </draw:frame>
        <draw:frame draw:style-name="gr31" draw:text-style-name="P11" draw:layer="layout" svg:width="0.993cm" svg:height="0.746cm" svg:x="17.137cm" svg:y="6.597cm">
          <draw:text-box>
            <text:p text:style-name="P10">73</text:p>
          </draw:text-box>
        </draw:frame>
        <draw:frame draw:style-name="gr31" draw:text-style-name="P11" draw:layer="layout" svg:width="0.993cm" svg:height="0.746cm" svg:x="20.138cm" svg:y="6.597cm">
          <draw:text-box>
            <text:p text:style-name="P10">73</text:p>
          </draw:text-box>
        </draw:frame>
        <draw:frame draw:style-name="gr31" draw:text-style-name="P11" draw:layer="layout" svg:width="0.993cm" svg:height="0.746cm" svg:x="23.139cm" svg:y="6.597cm">
          <draw:text-box>
            <text:p text:style-name="P10">73</text:p>
          </draw:text-box>
        </draw:frame>
        <draw:frame draw:style-name="gr31" draw:text-style-name="P11" draw:layer="layout" svg:width="0.993cm" svg:height="0.746cm" svg:x="14.336cm" svg:y="14.397cm">
          <draw:text-box>
            <text:p text:style-name="P10">73</text:p>
          </draw:text-box>
        </draw:frame>
        <draw:frame draw:style-name="gr31" draw:text-style-name="P11" draw:layer="layout" svg:width="0.993cm" svg:height="0.746cm" svg:x="17.137cm" svg:y="14.397cm">
          <draw:text-box>
            <text:p text:style-name="P10">73</text:p>
          </draw:text-box>
        </draw:frame>
        <draw:frame draw:style-name="gr31" draw:text-style-name="P11" draw:layer="layout" svg:width="0.993cm" svg:height="0.746cm" svg:x="20.138cm" svg:y="14.397cm">
          <draw:text-box>
            <text:p text:style-name="P10">73</text:p>
          </draw:text-box>
        </draw:frame>
        <draw:frame draw:style-name="gr31" draw:text-style-name="P11" draw:layer="layout" svg:width="0.993cm" svg:height="0.746cm" svg:x="23.139cm" svg:y="14.397cm">
          <draw:text-box>
            <text:p text:style-name="P10">73</text:p>
          </draw:text-box>
        </draw:frame>
      </draw:page>
      <draw:page draw:name="page4" draw:style-name="dp1" draw:master-page-name="Default">
        <draw:custom-shape draw:style-name="gr22" draw:text-style-name="P1" draw:layer="layout" svg:width="2.669cm" svg:height="2.379cm" svg:x="2.649cm" svg:y="3.77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2.649cm" svg:y="7.3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2.649cm" svg:y="15.1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3.736cm" svg:y="10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1.4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3.736cm" svg:y="12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3.736cm" svg:y="13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669cm" svg:height="2.379cm" svg:x="5.55cm" svg:y="3.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5.55cm" svg:y="7.3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5.55cm" svg:y="15.18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6.637cm" svg:y="10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1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6.637cm" svg:y="12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6.637cm" svg:y="13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669cm" svg:height="2.379cm" svg:x="8.55cm" svg:y="3.7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8.55cm" svg:y="7.35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8.55cm" svg:y="15.18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9.637cm" svg:y="10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1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9.637cm" svg:y="12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9.637cm" svg:y="13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669cm" svg:height="2.379cm" svg:x="11.55cm" svg:y="3.78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11.55cm" svg:y="7.3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2.67cm" svg:height="2.378cm" svg:x="11.55cm" svg:y="15.1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297cm" svg:height="0.324cm" svg:x="12.637cm" svg:y="10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1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4cm" svg:x="12.637cm" svg:y="1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297cm" svg:height="0.325cm" svg:x="12.637cm" svg:y="13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9" draw:layer="layout" svg:width="3.175cm" svg:height="1.421cm" svg:x="2.574cm" svg:y="1.674cm">
          <draw:text-box>
            <text:p text:style-name="P8"><text:span text:style-name="T4">MIT</text:span><text:span text:style-name="T5">i.</text:span><text:span text:style-name="T6">T</text:span><text:span text:style-name="T4"> * </text:span><text:span text:style-name="T4">MIT</text:span><text:span text:style-name="T5">j.</text:span><text:span text:style-name="T6">T</text:span></text:p>
          </draw:text-box>
        </draw:frame>
        <draw:frame draw:style-name="gr28" draw:text-style-name="P9" draw:layer="layout" svg:width="3.175cm" svg:height="1.421cm" svg:x="5.375cm" svg:y="1.675cm">
          <draw:text-box>
            <text:p text:style-name="P8"><text:span text:style-name="T4">MI</text:span><text:span text:style-name="T4">T</text:span><text:span text:style-name="T5">i.</text:span><text:span text:style-name="T6">T</text:span><text:span text:style-name="T4"> </text:span><text:span text:style-name="T4">* </text:span><text:span text:style-name="T4">AL</text:span><text:span text:style-name="T4">L</text:span><text:span text:style-name="T5">j.</text:span><text:span text:style-name="T6">T</text:span></text:p>
          </draw:text-box>
        </draw:frame>
        <draw:frame draw:style-name="gr28" draw:text-style-name="P9" draw:layer="layout" svg:width="3.175cm" svg:height="1.421cm" svg:x="8.576cm" svg:y="1.676cm">
          <draw:text-box>
            <text:p text:style-name="P8"><text:span text:style-name="T4">MIT</text:span><text:span text:style-name="T5">i</text:span><text:span text:style-name="T5">.</text:span><text:span text:style-name="T6">T</text:span><text:span text:style-name="T4"> * </text:span><text:span text:style-name="T4">RL</text:span><text:span text:style-name="T5">j.</text:span><text:span text:style-name="T6">T</text:span></text:p>
          </draw:text-box>
        </draw:frame>
        <draw:frame draw:style-name="gr28" draw:text-style-name="P9" draw:layer="layout" svg:width="3.361cm" svg:height="1.421cm" svg:x="11.277cm" svg:y="1.677cm">
          <draw:text-box>
            <text:p text:style-name="P8"><text:span text:style-name="T4">MIT</text:span><text:span text:style-name="T5">i</text:span><text:span text:style-name="T5">.</text:span><text:span text:style-name="T6">T</text:span><text:span text:style-name="T4"> * </text:span><text:span text:style-name="T4">CA</text:span><text:span text:style-name="T4">LL4</text:span><text:span text:style-name="T5">j</text:span><text:span text:style-name="T5">.</text:span><text:span text:style-name="T6">T</text:span></text:p>
          </draw:text-box>
        </draw:frame>
        <draw:line draw:style-name="gr29" draw:text-style-name="P10" draw:layer="layout" svg:x1="2.828cm" svg:y1="3.832cm" svg:x2="5.114cm" svg:y2="5.991cm">
          <text:p/>
        </draw:line>
        <draw:line draw:style-name="gr29" draw:text-style-name="P10" draw:layer="layout" svg:x1="5.828cm" svg:y1="3.833cm" svg:x2="8.114cm" svg:y2="5.992cm">
          <text:p/>
        </draw:line>
        <draw:line draw:style-name="gr29" draw:text-style-name="P10" draw:layer="layout" svg:x1="8.628cm" svg:y1="3.834cm" svg:x2="10.914cm" svg:y2="5.993cm">
          <text:p/>
        </draw:line>
        <draw:line draw:style-name="gr29" draw:text-style-name="P10" draw:layer="layout" svg:x1="11.728cm" svg:y1="3.835cm" svg:x2="14.014cm" svg:y2="5.994cm">
          <text:p/>
        </draw:line>
        <draw:line draw:style-name="gr29" draw:text-style-name="P10" draw:layer="layout" svg:x1="2.828cm" svg:y1="7.433cm" svg:x2="5.114cm" svg:y2="9.592cm">
          <text:p/>
        </draw:line>
        <draw:line draw:style-name="gr29" draw:text-style-name="P10" draw:layer="layout" svg:x1="5.728cm" svg:y1="7.434cm" svg:x2="8.014cm" svg:y2="9.593cm">
          <text:p/>
        </draw:line>
        <draw:line draw:style-name="gr29" draw:text-style-name="P10" draw:layer="layout" svg:x1="8.728cm" svg:y1="7.435cm" svg:x2="11.014cm" svg:y2="9.594cm">
          <text:p/>
        </draw:line>
        <draw:line draw:style-name="gr29" draw:text-style-name="P10" draw:layer="layout" svg:x1="11.728cm" svg:y1="7.436cm" svg:x2="14.014cm" svg:y2="9.595cm">
          <text:p/>
        </draw:line>
        <draw:line draw:style-name="gr29" draw:text-style-name="P10" draw:layer="layout" svg:x1="11.728cm" svg:y1="15.337cm" svg:x2="14.014cm" svg:y2="17.496cm">
          <text:p/>
        </draw:line>
        <draw:line draw:style-name="gr29" draw:text-style-name="P10" draw:layer="layout" svg:x1="8.728cm" svg:y1="15.338cm" svg:x2="11.014cm" svg:y2="17.497cm">
          <text:p/>
        </draw:line>
        <draw:line draw:style-name="gr29" draw:text-style-name="P10" draw:layer="layout" svg:x1="5.728cm" svg:y1="15.339cm" svg:x2="8.014cm" svg:y2="17.498cm">
          <text:p/>
        </draw:line>
        <draw:line draw:style-name="gr29" draw:text-style-name="P10" draw:layer="layout" svg:x1="2.828cm" svg:y1="15.34cm" svg:x2="5.114cm" svg:y2="17.499cm">
          <text:p/>
        </draw:line>
        <draw:frame draw:style-name="gr30" draw:text-style-name="P11" draw:layer="layout" svg:width="1.143cm" svg:height="1.241cm" svg:x="1.304cm" svg:y="4.721cm">
          <draw:text-box>
            <text:p>73</text:p>
          </draw:text-box>
        </draw:frame>
        <draw:frame draw:style-name="gr30" draw:text-style-name="P11" draw:layer="layout" svg:width="1.143cm" svg:height="1.241cm" svg:x="1.305cm" svg:y="8.122cm">
          <draw:text-box>
            <text:p>73</text:p>
          </draw:text-box>
        </draw:frame>
        <draw:frame draw:style-name="gr30" draw:text-style-name="P11" draw:layer="layout" svg:width="1.143cm" svg:height="1.241cm" svg:x="1.306cm" svg:y="15.623cm">
          <draw:text-box>
            <text:p>73</text:p>
          </draw:text-box>
        </draw:frame>
        <draw:frame draw:style-name="gr31" draw:text-style-name="P11" draw:layer="layout" svg:width="0.993cm" svg:height="0.746cm" svg:x="3.336cm" svg:y="2.997cm">
          <draw:text-box>
            <text:p text:style-name="P10">73</text:p>
          </draw:text-box>
        </draw:frame>
        <draw:frame draw:style-name="gr31" draw:text-style-name="P11" draw:layer="layout" svg:width="0.993cm" svg:height="0.746cm" svg:x="6.137cm" svg:y="2.997cm">
          <draw:text-box>
            <text:p text:style-name="P10">73</text:p>
          </draw:text-box>
        </draw:frame>
        <draw:frame draw:style-name="gr31" draw:text-style-name="P11" draw:layer="layout" svg:width="0.993cm" svg:height="0.746cm" svg:x="9.138cm" svg:y="2.997cm">
          <draw:text-box>
            <text:p text:style-name="P10">73</text:p>
          </draw:text-box>
        </draw:frame>
        <draw:frame draw:style-name="gr31" draw:text-style-name="P11" draw:layer="layout" svg:width="0.993cm" svg:height="0.746cm" svg:x="12.139cm" svg:y="2.997cm">
          <draw:text-box>
            <text:p text:style-name="P10">73</text:p>
          </draw:text-box>
        </draw:frame>
        <draw:frame draw:style-name="gr31" draw:text-style-name="P11" draw:layer="layout" svg:width="0.993cm" svg:height="0.746cm" svg:x="3.336cm" svg:y="6.597cm">
          <draw:text-box>
            <text:p text:style-name="P10">73</text:p>
          </draw:text-box>
        </draw:frame>
        <draw:frame draw:style-name="gr31" draw:text-style-name="P11" draw:layer="layout" svg:width="0.993cm" svg:height="0.746cm" svg:x="6.137cm" svg:y="6.597cm">
          <draw:text-box>
            <text:p text:style-name="P10">73</text:p>
          </draw:text-box>
        </draw:frame>
        <draw:frame draw:style-name="gr31" draw:text-style-name="P11" draw:layer="layout" svg:width="0.993cm" svg:height="0.746cm" svg:x="9.138cm" svg:y="6.597cm">
          <draw:text-box>
            <text:p text:style-name="P10">73</text:p>
          </draw:text-box>
        </draw:frame>
        <draw:frame draw:style-name="gr31" draw:text-style-name="P11" draw:layer="layout" svg:width="0.993cm" svg:height="0.746cm" svg:x="12.139cm" svg:y="6.597cm">
          <draw:text-box>
            <text:p text:style-name="P10">73</text:p>
          </draw:text-box>
        </draw:frame>
        <draw:frame draw:style-name="gr31" draw:text-style-name="P11" draw:layer="layout" svg:width="0.993cm" svg:height="0.746cm" svg:x="3.336cm" svg:y="14.397cm">
          <draw:text-box>
            <text:p text:style-name="P10">73</text:p>
          </draw:text-box>
        </draw:frame>
        <draw:frame draw:style-name="gr31" draw:text-style-name="P11" draw:layer="layout" svg:width="0.993cm" svg:height="0.746cm" svg:x="6.137cm" svg:y="14.397cm">
          <draw:text-box>
            <text:p text:style-name="P10">73</text:p>
          </draw:text-box>
        </draw:frame>
        <draw:frame draw:style-name="gr31" draw:text-style-name="P11" draw:layer="layout" svg:width="0.993cm" svg:height="0.746cm" svg:x="9.138cm" svg:y="14.397cm">
          <draw:text-box>
            <text:p text:style-name="P10">73</text:p>
          </draw:text-box>
        </draw:frame>
        <draw:frame draw:style-name="gr31" draw:text-style-name="P11" draw:layer="layout" svg:width="0.993cm" svg:height="0.746cm" svg:x="12.139cm" svg:y="14.397cm">
          <draw:text-box>
            <text:p text:style-name="P10">73</text:p>
          </draw:text-box>
        </draw:frame>
        <draw:custom-shape draw:style-name="gr32" draw:text-style-name="P1" draw:layer="layout" svg:width="1.82cm" svg:height="1.805cm" svg:x="17.887cm" svg:y="5.73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82cm" svg:height="1.805cm" svg:x="17.956cm" svg:y="8.0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82cm" svg:height="1.806cm" svg:x="17.956cm" svg:y="10.3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82cm" svg:height="1.805cm" svg:x="17.956cm" svg:y="12.722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1.222cm" svg:height="1.241cm" svg:x="18.355cm" svg:y="4.935cm">
          <draw:text-box>
            <text:p text:style-name="P10">73</text:p>
          </draw:text-box>
        </draw:frame>
        <draw:frame draw:style-name="gr34" draw:text-style-name="P11" draw:layer="layout" svg:width="1.009cm" svg:height="1.241cm" svg:x="26.087cm" svg:y="6.384cm">
          <draw:text-box>
            <text:p text:style-name="P10">23</text:p>
          </draw:text-box>
        </draw:frame>
        <draw:frame draw:style-name="gr34" draw:text-style-name="P11" draw:layer="layout" svg:width="1.01cm" svg:height="1.241cm" svg:x="26.088cm" svg:y="8.662cm">
          <draw:text-box>
            <text:p text:style-name="P10">23</text:p>
          </draw:text-box>
        </draw:frame>
        <draw:frame draw:style-name="gr34" draw:text-style-name="P11" draw:layer="layout" svg:width="1.01cm" svg:height="1.241cm" svg:x="26.088cm" svg:y="10.94cm">
          <draw:text-box>
            <text:p text:style-name="P10">23</text:p>
          </draw:text-box>
        </draw:frame>
        <draw:frame draw:style-name="gr34" draw:text-style-name="P11" draw:layer="layout" svg:width="1.009cm" svg:height="1.241cm" svg:x="26.09cm" svg:y="13.217cm">
          <draw:text-box>
            <text:p text:style-name="P10">23</text:p>
          </draw:text-box>
        </draw:frame>
        <draw:custom-shape draw:style-name="gr35" draw:text-style-name="P12" draw:layer="layout" svg:width="1.27cm" svg:height="12.827cm" svg:x="14.778cm" svg:y="4.1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1" draw:layer="layout" svg:width="1.82cm" svg:height="1.805cm" svg:x="19.988cm" svg:y="5.77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82cm" svg:height="1.805cm" svg:x="20.057cm" svg:y="8.05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82cm" svg:height="1.806cm" svg:x="20.057cm" svg:y="10.40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82cm" svg:height="1.805cm" svg:x="20.057cm" svg:y="12.76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1.222cm" svg:height="1.241cm" svg:x="20.456cm" svg:y="4.973cm">
          <draw:text-box>
            <text:p text:style-name="P10">73</text:p>
          </draw:text-box>
        </draw:frame>
        <draw:custom-shape draw:style-name="gr32" draw:text-style-name="P1" draw:layer="layout" svg:width="1.82cm" svg:height="1.805cm" svg:x="22.089cm" svg:y="5.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82cm" svg:height="1.805cm" svg:x="22.158cm" svg:y="8.0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82cm" svg:height="1.806cm" svg:x="22.158cm" svg:y="10.44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82cm" svg:height="1.805cm" svg:x="22.158cm" svg:y="12.798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1.222cm" svg:height="1.241cm" svg:x="22.557cm" svg:y="5.011cm">
          <draw:text-box>
            <text:p text:style-name="P10">73</text:p>
          </draw:text-box>
        </draw:frame>
        <draw:custom-shape draw:style-name="gr32" draw:text-style-name="P1" draw:layer="layout" svg:width="1.82cm" svg:height="1.805cm" svg:x="24.19cm" svg:y="5.84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82cm" svg:height="1.805cm" svg:x="24.259cm" svg:y="8.12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82cm" svg:height="1.806cm" svg:x="24.259cm" svg:y="10.48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82cm" svg:height="1.805cm" svg:x="24.259cm" svg:y="12.836cm">
          <text:p/>
          <draw:enhanced-geometry svg:viewBox="0 0 21600 21600" draw:type="rectangle" draw:enhanced-path="M 0 0 L 21600 0 21600 21600 0 21600 0 0 Z N"/>
        </draw:custom-shape>
        <draw:frame draw:style-name="gr34" draw:text-style-name="P11" draw:layer="layout" svg:width="1.222cm" svg:height="1.241cm" svg:x="24.658cm" svg:y="5.049cm">
          <draw:text-box>
            <text:p text:style-name="P10">73</text:p>
          </draw:text-box>
        </draw:frame>
        <draw:frame draw:style-name="gr31" draw:text-style-name="P14" draw:layer="layout" svg:width="1.548cm" svg:height="0.746cm" svg:x="15.84cm" svg:y="6.469cm">
          <draw:text-box>
            <text:p text:style-name="P13">MIT</text:p>
          </draw:text-box>
        </draw:frame>
        <draw:frame draw:style-name="gr31" draw:text-style-name="P14" draw:layer="layout" svg:width="1.552cm" svg:height="0.746cm" svg:x="15.84cm" svg:y="8.669cm">
          <draw:text-box>
            <text:p text:style-name="P13">ALL</text:p>
          </draw:text-box>
        </draw:frame>
        <draw:frame draw:style-name="gr31" draw:text-style-name="P14" draw:layer="layout" svg:width="1.213cm" svg:height="0.746cm" svg:x="16.04cm" svg:y="10.869cm">
          <draw:text-box>
            <text:p text:style-name="P13">RL</text:p>
          </draw:text-box>
        </draw:frame>
        <draw:frame draw:style-name="gr31" draw:text-style-name="P14" draw:layer="layout" svg:width="2.195cm" svg:height="0.746cm" svg:x="15.741cm" svg:y="13.069cm">
          <draw:text-box>
            <text:p text:style-name="P13">CALL4</text:p>
          </draw:text-box>
        </draw:frame>
        <draw:frame draw:style-name="gr31" draw:text-style-name="P14" draw:layer="layout" svg:width="1.548cm" svg:height="0.746cm" svg:x="18.072cm" svg:y="3.794cm">
          <draw:text-box>
            <text:p text:style-name="P13">MIT</text:p>
          </draw:text-box>
        </draw:frame>
        <draw:frame draw:style-name="gr31" draw:text-style-name="P14" draw:layer="layout" svg:width="1.552cm" svg:height="0.746cm" svg:x="19.872cm" svg:y="3.794cm">
          <draw:text-box>
            <text:p text:style-name="P13">ALL</text:p>
          </draw:text-box>
        </draw:frame>
        <draw:frame draw:style-name="gr31" draw:text-style-name="P14" draw:layer="layout" svg:width="1.213cm" svg:height="0.746cm" svg:x="21.872cm" svg:y="3.794cm">
          <draw:text-box>
            <text:p text:style-name="P13">RL</text:p>
          </draw:text-box>
        </draw:frame>
        <draw:frame draw:style-name="gr31" draw:text-style-name="P14" draw:layer="layout" svg:width="2.195cm" svg:height="0.746cm" svg:x="23.872cm" svg:y="3.794cm">
          <draw:text-box>
            <text:p text:style-name="P13">CALL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 style:font-pitch="variable"/>
    <style:font-face style:name="EB Garamond 08 SC" svg:font-family="'EB Garamond 08 SC'" style:font-pitch="variable"/>
    <style:font-face style:name="Latin Modern Math1" svg:font-family="'Latin Modern Math'" style:font-pitch="variable"/>
    <style:font-face style:name="Latin Modern Math" svg:font-family="'Latin Modern Math'" style:font-adornments="Regular" style:font-pitch="variable"/>
    <style:font-face style:name="eufm10" svg:font-family="eufm10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3465a4" draw:marker-start-width="0.432cm" draw:marker-start-center="false" draw:marker-end-width="0.43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ath" fo:font-family="'Latin Modern Math'" style:font-style-name="Regular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07:40:08.612548629</meta:creation-date>
    <dc:date>2018-03-09T08:40:26.860347142</dc:date>
    <meta:editing-duration>PT36M18S</meta:editing-duration>
    <meta:editing-cycles>8</meta:editing-cycles>
    <meta:generator>LibreOffice/5.1.6.2$Linux_X86_64 LibreOffice_project/10m0$Build-2</meta:generator>
    <meta:document-statistic meta:object-count="407"/>
  </office:meta>
</office:document-meta>
</file>